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46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4.2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366cm" svg:height="8.997cm" svg:x="0.25cm" svg:y="5.857cm">
            <draw:object draw:notify-on-update-of-ranges="Sheet1.A2:Sheet1.A2 Sheet1.A5:Sheet1.A5 Sheet1.A8:Sheet1.A8 Sheet1.B2:Sheet1.B2 Sheet1.B5:Sheet1.B5 Sheet1.B8:Sheet1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672cm" svg:height="8.997cm" svg:x="8.839cm" svg:y="5.857cm">
            <draw:object draw:notify-on-update-of-ranges="Sheet1.A3:Sheet1.A3 Sheet1.A6:Sheet1.A6 Sheet1.A9:Sheet1.A9 Sheet1.B3:Sheet1.B3 Sheet1.B6:Sheet1.B6 Sheet1.B9:Sheet1.B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728cm" svg:height="8.997cm" svg:x="17.788cm" svg:y="5.669cm">
            <draw:object draw:notify-on-update-of-ranges="Sheet1.A4:Sheet1.A4 Sheet1.A7:Sheet1.A7 Sheet1.A10:Sheet1.A10 Sheet1.B4:Sheet1.B4 Sheet1.B7:Sheet1.B7 Sheet1.B10:Sheet1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ce1"/>
        <table:table-column table:style-name="co2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Mean</text:p>
          </table:table-cell>
          <table:table-cell office:value-type="string">
            <text:p>MeanLB</text:p>
          </table:table-cell>
          <table:table-cell office:value-type="string">
            <text:p>MeanUB</text:p>
          </table:table-cell>
          <table:table-cell table:style-name="Default" office:value-type="string">
            <text:p>Stddev</text:p>
          </table:table-cell>
          <table:table-cell table:style-name="Default" office:value-type="string">
            <text:p>StddevLB</text:p>
          </table:table-cell>
          <table:table-cell table:style-name="Default" office:value-type="string">
            <text:p>StddevUB</text:p>
          </table:table-cell>
        </table:table-row>
        <table:table-row table:style-name="ro1">
          <table:table-cell office:value-type="string">
            <text:p>1/ascending</text:p>
          </table:table-cell>
          <table:table-cell office:value-type="float" office:value="0.154738528605799">
            <text:p>0.1547385286</text:p>
          </table:table-cell>
          <table:table-cell office:value-type="float" office:value="0.154562070247034">
            <text:p>0.1545620702</text:p>
          </table:table-cell>
          <table:table-cell office:value-type="float" office:value="0.154977142688135">
            <text:p>0.1549771427</text:p>
          </table:table-cell>
          <table:table-cell office:value-type="float" office:value="0.00104443529411379">
            <text:p>1.04E-03</text:p>
          </table:table-cell>
          <table:table-cell office:value-type="float" office:value="0.000828185965717812">
            <text:p>8.28E-04</text:p>
          </table:table-cell>
          <table:table-cell office:value-type="float" office:value="0.0013522373096766">
            <text:p>1.35E-03</text:p>
          </table:table-cell>
        </table:table-row>
        <table:table-row table:style-name="ro1">
          <table:table-cell office:value-type="string">
            <text:p>1/descending</text:p>
          </table:table-cell>
          <table:table-cell office:value-type="float" office:value="0.599561071273188">
            <text:p>0.5995610713</text:p>
          </table:table-cell>
          <table:table-cell office:value-type="float" office:value="0.590121710177759">
            <text:p>0.5901217102</text:p>
          </table:table-cell>
          <table:table-cell office:value-type="float" office:value="0.609576451655725">
            <text:p>0.6095764517</text:p>
          </table:table-cell>
          <table:table-cell office:value-type="float" office:value="0.0498752356968751">
            <text:p>4.99E-02</text:p>
          </table:table-cell>
          <table:table-cell office:value-type="float" office:value="0.0440362850979887">
            <text:p>4.40E-02</text:p>
          </table:table-cell>
          <table:table-cell office:value-type="float" office:value="0.0575800735717499">
            <text:p>5.76E-02</text:p>
          </table:table-cell>
        </table:table-row>
        <table:table-row table:style-name="ro1">
          <table:table-cell office:value-type="string">
            <text:p>1/randoms</text:p>
          </table:table-cell>
          <table:table-cell table:style-name="ce1" office:value-type="float" office:value="0.0036935793740054">
            <text:p>3.69E-03</text:p>
          </table:table-cell>
          <table:table-cell table:style-name="ce1" office:value-type="float" office:value="0.00358125680511196">
            <text:p>3.58E-03</text:p>
          </table:table-cell>
          <table:table-cell table:style-name="ce1" office:value-type="float" office:value="0.00413475149696072">
            <text:p>4.13E-03</text:p>
          </table:table-cell>
          <table:table-cell office:value-type="float" office:value="0.00101709597105134">
            <text:p>1.02E-03</text:p>
          </table:table-cell>
          <table:table-cell office:value-type="float" office:value="0.000188989108447072">
            <text:p>1.89E-04</text:p>
          </table:table-cell>
          <table:table-cell office:value-type="float" office:value="0.00238893168818533">
            <text:p>2.39E-03</text:p>
          </table:table-cell>
        </table:table-row>
        <table:table-row table:style-name="ro1">
          <table:table-cell office:value-type="string">
            <text:p>2/ascending</text:p>
          </table:table-cell>
          <table:table-cell office:value-type="float" office:value="0.115992162021724">
            <text:p>0.115992162</text:p>
          </table:table-cell>
          <table:table-cell office:value-type="float" office:value="0.114052290710536">
            <text:p>0.1140522907</text:p>
          </table:table-cell>
          <table:table-cell office:value-type="float" office:value="0.118215310367671">
            <text:p>0.1182153104</text:p>
          </table:table-cell>
          <table:table-cell office:value-type="float" office:value="0.0106069421944263">
            <text:p>1.06E-02</text:p>
          </table:table-cell>
          <table:table-cell office:value-type="float" office:value="0.00953583637947637">
            <text:p>9.54E-03</text:p>
          </table:table-cell>
          <table:table-cell office:value-type="float" office:value="0.0115102950089603">
            <text:p>1.15E-02</text:p>
          </table:table-cell>
        </table:table-row>
        <table:table-row table:style-name="ro1">
          <table:table-cell office:value-type="string">
            <text:p>2/descending</text:p>
          </table:table-cell>
          <table:table-cell office:value-type="float" office:value="0.114456078800288">
            <text:p>0.1144560788</text:p>
          </table:table-cell>
          <table:table-cell office:value-type="float" office:value="0.112688782009211">
            <text:p>0.112688782</text:p>
          </table:table-cell>
          <table:table-cell office:value-type="float" office:value="0.116630251201716">
            <text:p>0.1166302512</text:p>
          </table:table-cell>
          <table:table-cell office:value-type="float" office:value="0.0100388732162388">
            <text:p>1.00E-02</text:p>
          </table:table-cell>
          <table:table-cell office:value-type="float" office:value="0.00847239890078022">
            <text:p>8.47E-03</text:p>
          </table:table-cell>
          <table:table-cell office:value-type="float" office:value="0.0116025675357822">
            <text:p>1.16E-02</text:p>
          </table:table-cell>
        </table:table-row>
        <table:table-row table:style-name="ro1">
          <table:table-cell office:value-type="string">
            <text:p>2/randoms</text:p>
          </table:table-cell>
          <table:table-cell table:style-name="ce1" office:value-type="float" office:value="0.00176975243380575">
            <text:p>1.77E-03</text:p>
          </table:table-cell>
          <table:table-cell table:style-name="ce1" office:value-type="float" office:value="0.00175384673566529">
            <text:p>1.75E-03</text:p>
          </table:table-cell>
          <table:table-cell table:style-name="ce1" office:value-type="float" office:value="0.00178985747785279">
            <text:p>1.79E-03</text:p>
          </table:table-cell>
          <table:table-cell office:value-type="float" office:value="0.0000914715697695136">
            <text:p>9.15E-05</text:p>
          </table:table-cell>
          <table:table-cell office:value-type="float" office:value="0.0000759814832167089">
            <text:p>7.60E-05</text:p>
          </table:table-cell>
          <table:table-cell office:value-type="float" office:value="0.000109956589833019">
            <text:p>1.10E-04</text:p>
          </table:table-cell>
        </table:table-row>
        <table:table-row table:style-name="ro1">
          <table:table-cell office:value-type="string">
            <text:p>3t/ascending</text:p>
          </table:table-cell>
          <table:table-cell table:style-name="ce1" office:value-type="float" office:value="0.0911262786590535">
            <text:p>9.11E-02</text:p>
          </table:table-cell>
          <table:table-cell table:style-name="ce1" office:value-type="float" office:value="0.0890189993583638">
            <text:p>8.90E-02</text:p>
          </table:table-cell>
          <table:table-cell table:style-name="ce1" office:value-type="float" office:value="0.0932592952453572">
            <text:p>9.33E-02</text:p>
          </table:table-cell>
          <table:table-cell office:value-type="float" office:value="0.0108867874850159">
            <text:p>1.09E-02</text:p>
          </table:table-cell>
          <table:table-cell office:value-type="float" office:value="0.0102307386565686">
            <text:p>1.02E-02</text:p>
          </table:table-cell>
          <table:table-cell office:value-type="float" office:value="0.0116195936518569">
            <text:p>1.16E-02</text:p>
          </table:table-cell>
        </table:table-row>
        <table:table-row table:style-name="ro1">
          <table:table-cell office:value-type="string">
            <text:p>3/descending</text:p>
          </table:table-cell>
          <table:table-cell table:style-name="ce1" office:value-type="float" office:value="0.0910378658973652">
            <text:p>9.10E-02</text:p>
          </table:table-cell>
          <table:table-cell table:style-name="ce1" office:value-type="float" office:value="0.0890371430122334">
            <text:p>8.90E-02</text:p>
          </table:table-cell>
          <table:table-cell table:style-name="ce1" office:value-type="float" office:value="0.0930812418662983">
            <text:p>9.31E-02</text:p>
          </table:table-cell>
          <table:table-cell office:value-type="float" office:value="0.0103929350145029">
            <text:p>1.04E-02</text:p>
          </table:table-cell>
          <table:table-cell office:value-type="float" office:value="0.00963460172545241">
            <text:p>9.63E-03</text:p>
          </table:table-cell>
          <table:table-cell office:value-type="float" office:value="0.0112377398717244">
            <text:p>1.12E-02</text:p>
          </table:table-cell>
        </table:table-row>
        <table:table-row table:style-name="ro1">
          <table:table-cell office:value-type="string">
            <text:p>3/randoms</text:p>
          </table:table-cell>
          <table:table-cell table:style-name="ce1" office:value-type="float" office:value="0.00152107745914356">
            <text:p>1.52E-03</text:p>
          </table:table-cell>
          <table:table-cell table:style-name="ce1" office:value-type="float" office:value="0.00145788163452045">
            <text:p>1.46E-03</text:p>
          </table:table-cell>
          <table:table-cell table:style-name="ce1" office:value-type="float" office:value="0.00161460429935352">
            <text:p>1.61E-03</text:p>
          </table:table-cell>
          <table:table-cell office:value-type="float" office:value="0.000387445631430911">
            <text:p>3.87E-04</text:p>
          </table:table-cell>
          <table:table-cell office:value-type="float" office:value="0.000286453068874666">
            <text:p>2.86E-04</text:p>
          </table:table-cell>
          <table:table-cell office:value-type="float" office:value="0.000492135503973668">
            <text:p>4.92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Bitstream Vera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4T16:42:36</dc:date>
    <dc:creator>Okabe Kiwamu</dc:creator>
    <meta:document-statistic meta:table-count="1" meta:cell-count="70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67cm" svg:height="8.998cm" xlink:href=".." xlink:type="simple" chart:class="chart:bar" chart:style-name="ch1">
        <chart:plot-area chart:style-name="ch2" table:cell-range-address="Sheet1.A2:Sheet1.B2 Sheet1.A5:Sheet1.B5 Sheet1.A8:Sheet1.B8" chart:data-source-has-labels="column" svg:x="0.617cm" svg:y="0.851cm" svg:width="7.416cm" svg:height="7.548cm">
          <chartooo:coordinate-region svg:x="1.529cm" svg:y="1.05cm" svg:width="6.504cm" svg:height="6.702cm"/>
          <chart:axis chart:dimension="x" chart:name="primary-x" chart:style-name="ch3" chartooo:axis-type="auto">
            <chartooo:date-scale/>
            <chart:categories table:cell-range-address="Sheet1.A2:Sheet1.A2 Sheet1.A5:Sheet1.A5 Sheet1.A8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 Sheet1.B5:Sheet1.B5 Sheet1.B8:Sheet1.B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/ascending</text:p>
                <draw:g>
                  <svg:desc>Sheet1.A2:Sheet1.A2 Sheet1.A5:Sheet1.A5 Sheet1.A8:Sheet1.A8</svg:desc>
                </draw:g>
              </table:table-cell>
              <table:table-cell office:value-type="float" office:value="0.154738528605799">
                <text:p>0.154738528605799</text:p>
                <draw:g>
                  <svg:desc>Sheet1.B2:Sheet1.B2 Sheet1.B5:Sheet1.B5 Sheet1.B8:Sheet1.B8</svg:desc>
                </draw:g>
              </table:table-cell>
            </table:table-row>
            <table:table-row>
              <table:table-cell office:value-type="string">
                <text:p>2/ascending</text:p>
              </table:table-cell>
              <table:table-cell office:value-type="float" office:value="0.115992162021724">
                <text:p>0.115992162021724</text:p>
              </table:table-cell>
            </table:table-row>
            <table:table-row>
              <table:table-cell office:value-type="string">
                <text:p>3t/ascending</text:p>
              </table:table-cell>
              <table:table-cell office:value-type="float" office:value="0.0911262786590535">
                <text:p>0.0911262786590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73cm" svg:height="8.998cm" xlink:href=".." xlink:type="simple" chart:class="chart:bar" chart:style-name="ch1">
        <chart:plot-area chart:style-name="ch2" table:cell-range-address="Sheet1.A3:Sheet1.B3 Sheet1.A6:Sheet1.B6 Sheet1.A9:Sheet1.B9" chart:data-source-has-labels="column" svg:x="0.623cm" svg:y="0.851cm" svg:width="7.704cm" svg:height="7.548cm">
          <chartooo:coordinate-region svg:x="1.35cm" svg:y="1.051cm" svg:width="6.977cm" svg:height="6.701cm"/>
          <chart:axis chart:dimension="x" chart:name="primary-x" chart:style-name="ch3" chartooo:axis-type="auto">
            <chartooo:date-scale/>
            <chart:categories table:cell-range-address="Sheet1.A3:Sheet1.A3 Sheet1.A6:Sheet1.A6 Sheet1.A9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 Sheet1.B6:Sheet1.B6 Sheet1.B9:Sheet1.B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/descending</text:p>
                <draw:g>
                  <svg:desc>Sheet1.A3:Sheet1.A3 Sheet1.A6:Sheet1.A6 Sheet1.A9:Sheet1.A9</svg:desc>
                </draw:g>
              </table:table-cell>
              <table:table-cell office:value-type="float" office:value="0.599561071273188">
                <text:p>0.599561071273188</text:p>
                <draw:g>
                  <svg:desc>Sheet1.B3:Sheet1.B3 Sheet1.B6:Sheet1.B6 Sheet1.B9:Sheet1.B9</svg:desc>
                </draw:g>
              </table:table-cell>
            </table:table-row>
            <table:table-row>
              <table:table-cell office:value-type="string">
                <text:p>2/descending</text:p>
              </table:table-cell>
              <table:table-cell office:value-type="float" office:value="0.114456078800288">
                <text:p>0.114456078800288</text:p>
              </table:table-cell>
            </table:table-row>
            <table:table-row>
              <table:table-cell office:value-type="string">
                <text:p>3/descending</text:p>
              </table:table-cell>
              <table:table-cell office:value-type="float" office:value="0.0910378658973652">
                <text:p>0.0910378658973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29cm" svg:height="8.998cm" xlink:href=".." xlink:type="simple" chart:class="chart:bar" chart:style-name="ch1">
        <chart:plot-area chart:style-name="ch2" table:cell-range-address="Sheet1.A4:Sheet1.B4 Sheet1.A7:Sheet1.B7 Sheet1.A10:Sheet1.B10" chart:data-source-has-labels="column" svg:x="0.624cm" svg:y="0.851cm" svg:width="7.757cm" svg:height="7.548cm">
          <chartooo:coordinate-region svg:x="2.357cm" svg:y="1.05cm" svg:width="6.024cm" svg:height="6.702cm"/>
          <chart:axis chart:dimension="x" chart:name="primary-x" chart:style-name="ch3" chartooo:axis-type="auto">
            <chartooo:date-scale/>
            <chart:categories table:cell-range-address="Sheet1.A4:Sheet1.A4 Sheet1.A7:Sheet1.A7 Sheet1.A10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4 Sheet1.B7:Sheet1.B7 Sheet1.B10:Sheet1.B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/randoms</text:p>
                <draw:g>
                  <svg:desc>Sheet1.A4:Sheet1.A4 Sheet1.A7:Sheet1.A7 Sheet1.A10:Sheet1.A10</svg:desc>
                </draw:g>
              </table:table-cell>
              <table:table-cell office:value-type="float" office:value="0.0036935793740054">
                <text:p>0.0036935793740054</text:p>
                <draw:g>
                  <svg:desc>Sheet1.B4:Sheet1.B4 Sheet1.B7:Sheet1.B7 Sheet1.B10:Sheet1.B10</svg:desc>
                </draw:g>
              </table:table-cell>
            </table:table-row>
            <table:table-row>
              <table:table-cell office:value-type="string">
                <text:p>2/randoms</text:p>
              </table:table-cell>
              <table:table-cell office:value-type="float" office:value="0.00176975243380575">
                <text:p>0.00176975243380575</text:p>
              </table:table-cell>
            </table:table-row>
            <table:table-row>
              <table:table-cell office:value-type="string">
                <text:p>3/randoms</text:p>
              </table:table-cell>
              <table:table-cell office:value-type="float" office:value="0.00152107745914356">
                <text:p>0.00152107745914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